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116cm" fo:min-width="19.116cm" fo:padding-top="0cm" fo:padding-bottom="0.1cm" fo:padding-left="0.3cm" fo:padding-right="0.3cm"/>
    </style:style>
    <style:style style:name="gr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8.602cm" fo:min-width="17.102cm" fo:padding-top="0cm" fo:padding-bottom="0.1cm" fo:padding-left="0.3cm" fo:padding-right="0.3cm"/>
    </style:style>
    <style:style style:name="gr3" style:family="graphic" style:parent-style-name="standard" style:list-style-name="L2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4.25cm" fo:min-width="18.4cm" fo:padding-top="0.175cm" fo:padding-bottom="0.175cm" fo:padding-left="0.3cm" fo:padding-right="0.3cm"/>
    </style:style>
    <style:style style:name="gr4" style:family="graphic" style:parent-style-name="standard" style:list-style-name="L2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568cm" fo:min-width="17.068cm" fo:padding-top="0cm" fo:padding-bottom="0.1cm" fo:padding-left="0.3cm" fo:padding-right="0.3cm"/>
    </style:style>
    <style:style style:name="gr6" style:family="graphic" style:parent-style-name="standard" style:list-style-name="L2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068cm" fo:min-width="9.068cm" fo:padding-top="0cm" fo:padding-bottom="0.1cm" fo:padding-left="0.3cm" fo:padding-right="0.3cm"/>
    </style:style>
    <style:style style:name="gr8" style:family="graphic" style:parent-style-name="standard" style:list-style-name="L2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ffffff" draw:marker-start-width="0.5cm" draw:marker-end-width="0.5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808080" style:font-name="Liberation Sans1" fo:font-size="36pt" fo:font-weight="bold" style:font-size-asian="18pt" style:font-size-complex="18pt"/>
    </style:style>
    <style:style style:name="T2" style:family="text">
      <style:text-properties fo:color="#000000" style:font-name="Liberation Mono" fo:font-size="18pt" fo:font-weight="bold" style:font-size-asian="18pt" style:font-size-complex="18pt"/>
    </style:style>
    <style:style style:name="T3" style:family="text">
      <style:text-properties fo:color="#801919" style:font-name="Liberation Mono" fo:font-size="18pt" fo:font-weight="bold" style:font-size-asian="18pt" style:font-size-complex="18pt"/>
    </style:style>
    <style:style style:name="T4" style:family="text">
      <style:text-properties fo:color="#000000" style:font-name="Liberation Mono" fo:font-size="22pt" fo:font-weight="bold" style:font-size-asian="18pt" style:font-size-complex="18pt"/>
    </style:style>
    <style:style style:name="T5" style:family="text">
      <style:text-properties style:font-name="Liberation Mono" fo:font-size="18pt" fo:font-weight="bold" style:font-size-asian="18pt" style:font-size-complex="18pt"/>
    </style:style>
    <style:style style:name="T6" style:family="text">
      <style:text-properties style:font-name="Liberation Mono" fo:font-size="12pt" fo:font-weight="bold" style:font-size-asian="18pt" style:font-size-complex="18pt"/>
    </style:style>
    <style:style style:name="T7" style:family="text">
      <style:text-properties style:font-name="Liberation Mono" fo:font-size="18pt" style:font-size-asian="18pt" style:font-size-complex="18pt"/>
    </style:style>
    <style:style style:name="T8" style:family="text">
      <style:text-properties fo:color="#191980" style:font-name="Liberation Mono" fo:font-size="18pt" fo:font-weight="bold" style:font-size-asian="18pt" style:font-size-complex="18pt"/>
    </style:style>
    <style:style style:name="T9" style:family="text">
      <style:text-properties fo:color="#0f4d0f" style:font-name="Liberation Mono" fo:font-size="18pt" fo:font-weight="bold" style:font-size-asian="18pt" style:font-size-complex="18pt"/>
    </style:style>
    <style:style style:name="T10" style:family="text">
      <style:text-properties style:font-name="Liberation Mono" fo:font-size="6pt" style:font-size-asian="18pt" style:font-size-complex="18pt"/>
    </style:style>
    <style:style style:name="T11" style:family="text">
      <style:text-properties style:font-name="Liberation Mono" fo:font-size="18pt" fo:font-weight="normal" style:font-size-asian="18pt" style:font-size-complex="18pt"/>
    </style:style>
    <style:style style:name="T12" style:family="text">
      <style:text-properties style:font-name="Liberation Mono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4" draw:layer="layout" svg:width="20cm" svg:height="19.5cm" svg:x="31.05cm" svg:y="0.05cm">
            <text:p text:style-name="P1"><text:span text:style-name="T1">LLVM Intermediate</text:span></text:p>
            <text:p text:style-name="P2"><text:span text:style-name="T2"/></text:p>
            <text:p text:style-name="P2"><text:span text:style-name="T2">define </text:span><text:span text:style-name="T3">double</text:span><text:span text:style-name="T2"> @dot(</text:span><text:span text:style-name="T3">double*</text:span><text:span text:style-name="T2">, </text:span><text:span text:style-name="T3">double*</text:span><text:span text:style-name="T2">, </text:span><text:span text:style-name="T3">i64</text:span><text:span text:style-name="T2">) {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/></text:p>
            <text:p text:style-name="P2"><text:span text:style-name="T2">}</text:span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18cm" svg:height="9cm" svg:x="10.55cm" svg:y="0.05cm">
            <text:p text:style-name="P1"><text:span text:style-name="T1">C</text:span></text:p>
            <text:p text:style-name="P3"><text:span text:style-name="T5"/></text:p>
            <text:p text:style-name="P3"><text:span text:style-name="T5">double dot(double* a, double* b, uint64_t n)</text:span></text:p>
            <text:p text:style-name="P3"><text:span text:style-name="T5">{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/></text:p>
            <text:p text:style-name="P3"><text:span text:style-name="T5">}</text:span></text:p>
            <text:p text:style-name="P3"><text:span text:style-name="T5"/></text:p>
  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19cm" svg:height="14.6cm" svg:x="31.55cm" svg:y="3.35cm">
            <text:p text:style-name="P2"><text:span text:style-name="T7"><text:s text:c="2"/></text:span><text:span text:style-name="T7">%4 = </text:span><text:span text:style-name="T8">icmp eq</text:span><text:span text:style-name="T7"> </text:span><text:span text:style-name="T3">i64</text:span><text:span text:style-name="T7"> %2, </text:span><text:span text:style-name="T9">0</text:span></text:p>
            <text:p text:style-name="P2"><text:span text:style-name="T7"><text:s text:c="2"/></text:span><text:span text:style-name="T8">br</text:span><text:span text:style-name="T7"> </text:span><text:span text:style-name="T3">i1</text:span><text:span text:style-name="T7"> %4, label %6, label %5</text:span></text:p>
            <text:p text:style-name="P2"><text:span text:style-name="T10"/></text:p>
            <text:p text:style-name="P2"><text:span text:style-name="T7">; &lt;label&gt;:5:</text:span></text:p>
            <text:p text:style-name="P2"><text:span text:style-name="T7"><text:s text:c="2"/></text:span><text:span text:style-name="T8">br</text:span><text:span text:style-name="T7"> label %8</text:span></text:p>
            <text:p text:style-name="P2"><text:span text:style-name="T10"/></text:p>
            <text:p text:style-name="P2"><text:span text:style-name="T7">; &lt;label&gt;:6:</text:span></text:p>
            <text:p text:style-name="P2"><text:span text:style-name="T7"><text:s text:c="2"/></text:span><text:span text:style-name="T7">%7 = </text:span><text:span text:style-name="T8">phi</text:span><text:span text:style-name="T7"> </text:span><text:span text:style-name="T3">double</text:span><text:span text:style-name="T7"> [ </text:span><text:span text:style-name="T9">0.0</text:span><text:span text:style-name="T7">, %3 ], [ %16, %8 ]</text:span></text:p>
            <text:p text:style-name="P2"><text:span text:style-name="T7"><text:s text:c="2"/></text:span><text:span text:style-name="T8">ret</text:span><text:span text:style-name="T7"> </text:span><text:span text:style-name="T3">double</text:span><text:span text:style-name="T7"> %7</text:span></text:p>
            <text:p text:style-name="P2"><text:span text:style-name="T10"/></text:p>
            <text:p text:style-name="P2"><text:span text:style-name="T7">; &lt;label&gt;:8:</text:span></text:p>
            <text:p text:style-name="P2"><text:span text:style-name="T7"><text:s text:c="2"/></text:span><text:span text:style-name="T7">%9 = </text:span><text:span text:style-name="T8">phi</text:span><text:span text:style-name="T7"> </text:span><text:span text:style-name="T3">i64</text:span><text:span text:style-name="T7"> [ %17, %8 ], [ </text:span><text:span text:style-name="T9">0</text:span><text:span text:style-name="T7">, %5 ]</text:span></text:p>
            <text:p text:style-name="P2"><text:span text:style-name="T7"><text:s text:c="2"/></text:span><text:span text:style-name="T7">%10 = </text:span><text:span text:style-name="T8">phi</text:span><text:span text:style-name="T7"> </text:span><text:span text:style-name="T3">double</text:span><text:span text:style-name="T7"> [ %16, %8 ], [ </text:span><text:span text:style-name="T9">0.0</text:span><text:span text:style-name="T7">, %5 ]</text:span></text:p>
            <text:p text:style-name="P2"><text:span text:style-name="T7"><text:s text:c="2"/></text:span><text:span text:style-name="T7">%11 = </text:span><text:span text:style-name="T8">getelementptr</text:span><text:span text:style-name="T7"> </text:span><text:span text:style-name="T3">double</text:span><text:span text:style-name="T7">, </text:span><text:span text:style-name="T3">double*</text:span><text:span text:style-name="T7"> %0, </text:span><text:span text:style-name="T3">i64</text:span><text:span text:style-name="T7"> %9</text:span></text:p>
            <text:p text:style-name="P2"><text:span text:style-name="T7"><text:s text:c="2"/></text:span><text:span text:style-name="T7">%12 = </text:span><text:span text:style-name="T8">load</text:span><text:span text:style-name="T7"> </text:span><text:span text:style-name="T3">double</text:span><text:span text:style-name="T7">, </text:span><text:span text:style-name="T3">double*</text:span><text:span text:style-name="T7"> %11</text:span></text:p>
            <text:p text:style-name="P2"><text:span text:style-name="T7"><text:s text:c="2"/></text:span><text:span text:style-name="T7">%13 = </text:span><text:span text:style-name="T8">getelementptr</text:span><text:span text:style-name="T7"> </text:span><text:span text:style-name="T3">double</text:span><text:span text:style-name="T7">, </text:span><text:span text:style-name="T3">double*</text:span><text:span text:style-name="T7"> %1, </text:span><text:span text:style-name="T3">i64</text:span><text:span text:style-name="T7"> %9</text:span></text:p>
            <text:p text:style-name="P2"><text:span text:style-name="T7"><text:s text:c="2"/></text:span><text:span text:style-name="T7">%14 = </text:span><text:span text:style-name="T8">load</text:span><text:span text:style-name="T7"> </text:span><text:span text:style-name="T3">double</text:span><text:span text:style-name="T7">, </text:span><text:span text:style-name="T3">double*</text:span><text:span text:style-name="T7"> %13</text:span></text:p>
            <text:p text:style-name="P2"><text:span text:style-name="T7"><text:s text:c="2"/></text:span><text:span text:style-name="T7">%15 = </text:span><text:span text:style-name="T8">fmul</text:span><text:span text:style-name="T7"> </text:span><text:span text:style-name="T3">double</text:span><text:span text:style-name="T7"> %12, %14</text:span></text:p>
            <text:p text:style-name="P2"><text:span text:style-name="T7"><text:s text:c="2"/></text:span><text:span text:style-name="T7">%16 = </text:span><text:span text:style-name="T8">fadd</text:span><text:span text:style-name="T7"> </text:span><text:span text:style-name="T3">double</text:span><text:span text:style-name="T7"> %10, %15</text:span></text:p>
            <text:p text:style-name="P2"><text:span text:style-name="T7"><text:s text:c="2"/></text:span><text:span text:style-name="T7">%17 = </text:span><text:span text:style-name="T8">add</text:span><text:span text:style-name="T7"> </text:span><text:span text:style-name="T3">i64</text:span><text:span text:style-name="T7"> %9, </text:span><text:span text:style-name="T9">1</text:span></text:p>
            <text:p text:style-name="P2"><text:span text:style-name="T7"><text:s text:c="2"/></text:span><text:span text:style-name="T7">%18 = </text:span><text:span text:style-name="T8">icmp eq</text:span><text:span text:style-name="T7"> </text:span><text:span text:style-name="T3">i64</text:span><text:span text:style-name="T7"> %17, %2</text:span></text:p>
            <text:p text:style-name="P2"><text:span text:style-name="T7"><text:s text:c="2"/></text:span><text:span text:style-name="T8">br</text:span><text:span text:style-name="T7"> </text:span><text:span text:style-name="T3">i1</text:span><text:span text:style-name="T7"> %18, label %6, label %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7cm" svg:height="3.3cm" svg:x="11.05cm" svg:y="4.149cm">
            <text:p text:style-name="P2"><text:span text:style-name="T11"><text:s/></text:span><text:span text:style-name="T11">double d = 0.0;</text:span></text:p>
            <text:p text:style-name="P2"><text:span text:style-name="T11"><text:s/></text:span><text:span text:style-name="T11">for(int i = 0; i &lt; n; i++)</text:span></text:p>
            <text:p text:style-name="P2"><text:span text:style-name="T11"><text:s text:c="3"/></text:span><text:span text:style-name="T11">d += a[i]*b[i];</text:span></text:p>
            <text:p text:style-name="P2"><text:span text:style-name="T11"><text:s/></text:span><text:span text:style-name="T11">return d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8cm" svg:height="10cm" svg:x="10.55cm" svg:y="9.55cm">
            <text:p text:style-name="P1"><text:span text:style-name="T1">C++</text:span></text:p>
            <text:p text:style-name="P3"><text:span text:style-name="T5"/></text:p>
            <text:p text:style-name="P3"><text:span text:style-name="T5">double dot(vector&lt;double&gt; vec_a,</text:span></text:p>
            <text:p text:style-name="P3"><text:span text:style-name="T5"><text:s text:c="11"/></text:span><text:span text:style-name="T5">vector&lt;double&gt; vec_b)</text:span></text:p>
            <text:p text:style-name="P3"><text:span text:style-name="T5">{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/></text:p>
            <text:p text:style-name="P3"><text:span text:style-name="T5">}</text:span></text:p>
            <text:p text:style-name="P3"><text:span text:style-name="T5"/></text:p>
  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7cm" svg:height="3.3cm" svg:x="11.041cm" svg:y="14.45cm">
            <text:p text:style-name="P2"><text:span text:style-name="T11"><text:s/></text:span><text:span text:style-name="T11">double x = 0.0;</text:span></text:p>
            <text:p text:style-name="P2"><text:span text:style-name="T11"><text:s/></text:span><text:span text:style-name="T11">for(int i = 0; i &lt; vec_a.size(); i++)</text:span></text:p>
            <text:p text:style-name="P2"><text:span text:style-name="T11"><text:s text:c="3"/></text:span><text:span text:style-name="T11">x += vec_a[i]*vec_b[i];</text:span></text:p>
            <text:p text:style-name="P2"><text:span text:style-name="T11"><text:s/></text:span><text:span text:style-name="T11">return x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0cm" svg:height="19.5cm" svg:x="0.05cm" svg:y="0.05cm">
            <text:p text:style-name="P1"><text:span text:style-name="T1">FORTRAN</text:span></text:p>
            <text:p text:style-name="P3"><text:span text:style-name="T5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5">SUBROUTINE DOT(A,N,RES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12"/></text:p>
            <text:p text:style-name="P3"><text:span text:style-name="T5">END</text:span></text:p>
  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9cm" svg:height="7.4cm" svg:x="0.55cm" svg:y="5.6cm">
            <text:p text:style-name="P2"><text:span text:style-name="T11"><text:s/></text:span><text:span text:style-name="T11">INTEGER N</text:span></text:p>
            <text:p text:style-name="P2"><text:span text:style-name="T11"><text:s/></text:span><text:span text:style-name="T11">REAL X,A(:)</text:span></text:p>
            <text:p text:style-name="P2"><text:span text:style-name="T11"><text:s/></text:span><text:span text:style-name="T11">X=0.0</text:span></text:p>
            <text:p text:style-name="P2"><text:span text:style-name="T11"><text:s/></text:span><text:span text:style-name="T11">DO I = 1, N, 1</text:span></text:p>
            <text:p text:style-name="P2"><text:span text:style-name="T11"><text:s text:c="3"/></text:span><text:span text:style-name="T11">X = X + A(i)*B(i)</text:span></text:p>
            <text:p text:style-name="P2"><text:span text:style-name="T11"><text:s/></text:span><text:span text:style-name="T11">END DO</text:span></text:p>
            <text:p text:style-name="P2"><text:span text:style-name="T11"><text:s/></text:span><text:span text:style-name="T11">RES=X</text:span></text:p>
            <text:p text:style-name="P2"><text:span text:style-name="T11"><text:s/></text:span><text:span text:style-name="T11">RETUR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7" draw:layer="layout" svg:x1="29.8cm" svg:y1="0.05cm" svg:x2="29.8cm" svg:y2="19.55cm">
            <text:p/>
          </draw:line>
          <draw:custom-shape draw:style-name="gr10" draw:text-style-name="P8" draw:layer="layout" svg:width="2cm" svg:height="3cm" svg:x="28.8cm" svg:y="3.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cm" fo:page-height="1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14:52.927560422</meta:creation-date>
    <dc:date>2019-09-19T22:22:15.769948365</dc:date>
    <meta:editing-duration>PT7M22S</meta:editing-duration>
    <meta:editing-cycles>2</meta:editing-cycles>
    <meta:generator>LibreOffice/6.2.6.2$Linux_X86_64 LibreOffice_project/20$Build-2</meta:generator>
    <meta:document-statistic meta:object-count="11"/>
  </office:meta>
</office:document-meta>
</file>